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4cm" svg:height="3.8cm" svg:x="16.5cm" svg:y="0.6cm">
          <text:p text:style-name="P1"/>
          <text:p text:style-name="P1"/>
          <text:p text:style-name="P1"><text:span text:style-name="T1"/></text:p>
          <text:p text:style-name="P1"><text:span text:style-name="T1"/></text:p>
          <text:p text:style-name="P1"><text:span text:style-name="T1">Client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276.1847630473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1cm" svg:height="12.5cm" svg:x="4cm" svg:y="0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Servidor de </text:span></text:p>
          <text:p text:style-name="P1"><text:span text:style-name="T1">Aplicació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276.1847630473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id="id2" draw:layer="layout" svg:width="2.209cm" svg:height="7.238cm" svg:x="4.535cm" svg:y="2.495cm">
          <text:p text:style-name="P2"><text:span text:style-name="T2">Capa de </text:span></text:p>
          <text:p text:style-name="P2"><text:span text:style-name="T2">Datos</text:span></text:p>
          <text:p text:style-name="P2"><text:span text:style-name="T2"/></text:p>
          <text:p text:style-name="P2"><text:span text:style-name="T2"/></text:p>
          <text:p text:style-name="P2"><text:span text:style-name="T2">ORM</text:span></text:p>
          <text:p text:style-name="P2"><text:span text:style-name="T2">Hibern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2.209cm" svg:height="7.238cm" svg:x="6.921cm" svg:y="2.495cm">
          <text:p text:style-name="P2"><text:span text:style-name="T2">Capa de </text:span></text:p>
          <text:p text:style-name="P2"><text:span text:style-name="T2">Negoci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3.977cm" svg:height="9.5cm" svg:x="9.395cm" svg:y="1.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Dominio SC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209cm" svg:height="7.238cm" svg:x="10.279cm" svg:y="1.952cm">
          <text:p text:style-name="P2"><text:span text:style-name="T2">Capa de </text:span></text:p>
          <text:p text:style-name="P2"><text:span text:style-name="T2">Servicio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2.651cm" svg:height="1.357cm" svg:x="13.814cm" svg:y="2.105cm">
          <text:p text:style-name="P1"><text:span text:style-name="T1">DTO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3" draw:layer="layout" svg:width="3.093cm" svg:height="2.262cm" svg:x="16.807cm" svg:y="1.152cm">
          <text:p text:style-name="P1"><text:span text:style-name="T1">Aplicación</text:span></text:p>
          <text:p text:style-name="P1"><text:span text:style-name="T1">Clien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2.651cm" svg:height="1.358cm" svg:x="13.814cm" svg:y="5.871cm">
          <text:p text:style-name="P1"><text:span text:style-name="T1">DTO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3" draw:layer="layout" svg:width="2.651cm" svg:height="1.357cm" svg:x="13.849cm" svg:y="9.5cm">
          <text:p text:style-name="P1"><text:span text:style-name="T1">DTO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6" draw:text-style-name="P1" draw:layer="layout" svg:width="4.5cm" svg:height="6.5cm" svg:x="1cm" svg:y="15.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9097.76741086305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7" draw:text-style-name="P1" draw:layer="layout" svg:width="2.25cm" svg:height="0.722cm" svg:x="1.15cm" svg:y="17.6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75cm" svg:height="0.723cm" svg:x="1.75cm" svg:y="19.8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1" draw:layer="layout" svg:width="3cm" svg:height="4.5cm" svg:x="8cm" svg:y="18.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9097.76741086305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7" draw:text-style-name="P1" draw:layer="layout" svg:width="1.5cm" svg:height="0.5cm" svg:x="8.1cm" svg:y="20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5cm" svg:height="0.5cm" svg:x="8.5cm" svg:y="2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1" draw:layer="layout" svg:width="3.5cm" svg:height="7.5cm" svg:x="-0.5cm" svg:y="2.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1">Servidor de </text:span></text:p>
          <text:p text:style-name="P1"><text:span text:style-name="T1">Base de dato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276.1847630473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id="id1" draw:layer="layout" svg:width="2.5cm" svg:height="3cm" svg:x="-0.3cm" svg:y="4.5cm">
          <text:p text:style-name="P1">Base de </text:p>
          <text:p text:style-name="P1">Dato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9" draw:text-style-name="P1" draw:layer="layout" draw:type="line" svg:x1="2.2cm" svg:y1="6cm" svg:x2="4.535cm" svg:y2="6.114cm" draw:start-shape="id1" draw:start-glue-point="8" draw:end-shape="id2" draw:end-glue-point="5" svg:d="m2200 6000 2335 114">
          <text:p/>
        </draw:connector>
        <draw:custom-shape draw:style-name="gr1" draw:text-style-name="P1" draw:layer="layout" svg:width="4cm" svg:height="3.8cm" svg:x="16.5cm" svg:y="4.6cm">
          <text:p text:style-name="P1"/>
          <text:p text:style-name="P1"/>
          <text:p text:style-name="P1"><text:span text:style-name="T1"/></text:p>
          <text:p text:style-name="P1"><text:span text:style-name="T1"/></text:p>
          <text:p text:style-name="P1"><text:span text:style-name="T1">Client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276.1847630473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layer="layout" svg:width="3.093cm" svg:height="2.262cm" svg:x="16.807cm" svg:y="5.152cm">
          <text:p text:style-name="P1"><text:span text:style-name="T1">Aplicación</text:span></text:p>
          <text:p text:style-name="P1"><text:span text:style-name="T1">Clien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4cm" svg:height="3.8cm" svg:x="16.5cm" svg:y="8.6cm">
          <text:p text:style-name="P1"/>
          <text:p text:style-name="P1"/>
          <text:p text:style-name="P1"><text:span text:style-name="T1"/></text:p>
          <text:p text:style-name="P1"><text:span text:style-name="T1"/></text:p>
          <text:p text:style-name="P1"><text:span text:style-name="T1">Client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276.1847630473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layer="layout" svg:width="3.093cm" svg:height="2.262cm" svg:x="16.807cm" svg:y="9.152cm">
          <text:p text:style-name="P1"><text:span text:style-name="T1">Aplicación</text:span></text:p>
          <text:p text:style-name="P1"><text:span text:style-name="T1">Cliente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manuel </meta:initial-creator>
    <meta:creation-date>2011-09-29T11:25:26</meta:creation-date>
    <dc:date>2011-09-29T12:49:29</dc:date>
    <dc:creator>Emanuel </dc:creator>
    <meta:editing-duration>PT00H05M07S</meta:editing-duration>
    <meta:editing-cycles>1</meta:editing-cycles>
    <meta:document-statistic meta:object-count="25"/>
    <meta:generator>OpenOffice.org/3.2$Unix OpenOffice.org_project/320m19$Build-9505</meta:generator>
  </office:meta>
</office:document-meta>
</file>